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W-22 Smart Watch Series 6(44mm)</text:span></text:p>
      <text:p text:style-name="P1"><text:span text:style-name="T2">Price: Rs 2,599/-Only (COD Available) (Shipping Charge Free)</text:span></text:p>
      <text:p text:style-name="P1"><text:span text:style-name="T2">Chip : HS6621</text:span></text:p>
      <text:p text:style-name="P1"><text:span text:style-name="T2">Memory:<text:s text:c="2"/>64Mb</text:span></text:p>
      <text:p text:style-name="P1"><text:span text:style-name="T2">Bluetooth Version: BT 5.2</text:span></text:p>
      <text:p text:style-name="P1"><text:span text:style-name="T2">Compatible OS: Android 5.0, iOS 10.0 or above</text:span></text:p>
      <text:p text:style-name="P1"><text:span text:style-name="T2">Operating Mode: Full Touch + Side Key</text:span></text:p>
      <text:p text:style-name="P1"><text:span text:style-name="T2">APP Name: WearFit pro (Available on Android and iOS Both)</text:span></text:p>
      <text:p text:style-name="P1"><text:span text:style-name="T2">App Language: Simplified Chinese, Traditional Chinese, English, French, German, Japanese, Spanish, Italian, Korean, Russian, Thai, Czech, Portuguese, Indonesian, Arabic, Turkish, Greek, Estonian, Bulgarian, Latvian, Lithuanian, Romanian, Serbian, Slovak.</text:span></text:p>
      <text:p text:style-name="P1"><text:span text:style-name="T2">Watch Language: Chinese, English, Arabic, French, German, Spanish, Portuguese, Russian, Thai, Polish, Italian, Japanese, Traditional, Czech, Turkish, Greek, Latin, Romanian, Vietnamese, Danish.</text:span></text:p>
      <text:p text:style-name="P1"><text:span text:style-name="T2">Multi-sport Modes: Support</text:span></text:p>
      <text:p text:style-name="P1"><text:span text:style-name="T2">Waterproof: IP67</text:span></text:p>
      <text:p text:style-name="P1"><text:span text:style-name="T2">Sensor: G-sensor 3 axis, SC7R30 Heart Rate Sensor</text:span></text:p>
      <text:p text:style-name="P1"><text:span text:style-name="T2">Screen<text:tab/>Size: 1.75 inch</text:span></text:p>
      <text:p text:style-name="P1"><text:span text:style-name="T2">Display Type: TFT</text:span></text:p>
      <text:p text:style-name="P1"><text:span text:style-name="T2">Resolution: 320*385</text:span></text:p>
      <text:p text:style-name="P1"><text:span text:style-name="T2">Battery<text:tab/>Battery Capacity: 200mAh</text:span></text:p>
      <text:p text:style-name="P1"><text:span text:style-name="T2">Standby Time: Up to 30 days</text:span></text:p>
      <text:p text:style-name="P1"><text:span text:style-name="T2">Using time: About 5-7 days</text:span></text:p>
      <text:p text:style-name="P1"><text:span text:style-name="T2">Charging Time: About 2.5 hours</text:span></text:p>
      <text:p text:style-name="P1"><text:span text:style-name="T2">Charging Type: Magnetic charging</text:span></text:p>
      <text:p text:style-name="P1"><text:span text:style-name="T2">Case and Band: The shape of the dial: Square Shaped</text:span></text:p>
      <text:p text:style-name="P1"><text:span text:style-name="T2">Band Size: 42mm<text:s text:c="2"/>( Removable watch strap)</text:span></text:p>
      <text:p text:style-name="P1"><text:span text:style-name="T2">Band Material: Silicone</text:span></text:p>
      <text:p text:style-name="P1"><text:span text:style-name="T2">Case Material: Zinc alloy + Plastic</text:span></text:p>
      <text:p text:style-name="P1"><text:span text:style-name="T2">Weight: about 50g (44*38.4*11mm)</text:span></text:p>
      <text:p text:style-name="P1"><text:span text:style-name="T2">Other Features: custom watch face, message notifications, alarm, weather, find watch, music control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